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e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a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audio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ea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MIDI sourc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7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5:Sheet1.AMJ7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0:18:53.632489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1-12-07T20:20:49.113732665</dc:date>
    <meta:editing-duration>P9DT19H17M4S</meta:editing-duration>
    <meta:editing-cycles>780</meta:editing-cycles>
    <meta:generator>LibreOffice/7.0.4.2$Linux_X86_64 LibreOffice_project/00$Build-2</meta:generator>
    <meta:document-statistic meta:table-count="1" meta:cell-count="6324" meta:object-count="0"/>
  </office:meta>
</office:document-meta>
</file>